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mm"/>
    </style:style>
    <style:style style:name="co2" style:family="table-column">
      <style:table-column-properties fo:break-before="auto" style:column-width="159.6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6.86mm"/>
    </style:style>
    <style:style style:name="co6" style:family="table-column">
      <style:table-column-properties fo:break-before="auto" style:column-width="7.13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8.13mm"/>
    </style:style>
    <style:style style:name="co9" style:family="table-column">
      <style:table-column-properties fo:break-before="auto" style:column-width="34.36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79.52mm"/>
    </style:style>
    <style:style style:name="co13" style:family="table-column">
      <style:table-column-properties fo:break-before="auto" style:column-width="35mm"/>
    </style:style>
    <style:style style:name="co14" style:family="table-column">
      <style:table-column-properties fo:break-before="auto" style:column-width="16.7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28.4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8.9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4.23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9.4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-width="2mm" draw:marker-start-center="false" draw:fill="solid" draw:fill-color="#ffffc0" draw:auto-grow-height="true" draw:auto-grow-width="false" fo:min-height="37.9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2" table:default-cell-style-name="ce24"/>
        <table:table-column table:style-name="co5" table:default-cell-style-name="ce24"/>
        <table:table-column table:style-name="co6" table:default-cell-style-name="ce30"/>
        <table:table-column table:style-name="co3" table:default-cell-style-name="ce18"/>
        <table:table-column table:style-name="co7" table:default-cell-style-name="ce24"/>
        <table:table-column table:style-name="co8" table:default-cell-style-name="ce24"/>
        <table:table-column table:style-name="co9" table:default-cell-style-name="ce36"/>
        <table:table-column table:style-name="co10" table:default-cell-style-name="ce38"/>
        <table:table-column table:style-name="co11" table:default-cell-style-name="ce42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4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8.99mm" svg:height="30.45mm" svg:x="99.8mm" svg:y="0mm" draw:caption-point-x="-6.1mm" draw:caption-point-y="0.1m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9" office:value-type="string" calcext:value-type="string" table:number-columns-spanned="1" table:number-rows-spanned="2">
            <office:annotation draw:style-name="gr2" draw:text-style-name="P2" svg:width="28.99mm" svg:height="20.97mm" svg:x="259.4mm" svg:y="0mm" draw:caption-point-x="-6.1mm" draw:caption-point-y="0.1m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8.99mm" svg:height="20.97mm" svg:x="297.78mm" svg:y="0mm" draw:caption-point-x="-6.1mm" draw:caption-point-y="0.1m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8.99mm" svg:height="16.23mm" svg:x="398.97mm" svg:y="0mm" draw:caption-point-x="-6.1mm" draw:caption-point-y="0.1m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32" office:value-type="string" calcext:value-type="string" table:number-columns-spanned="1" table:number-rows-spanned="2">
            <office:annotation draw:style-name="gr4" draw:text-style-name="P2" svg:width="28.99mm" svg:height="11.49mm" svg:x="478.49mm" svg:y="0mm" draw:caption-point-x="-6.1mm" draw:caption-point-y="0.1m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32" office:value-type="string" calcext:value-type="string" table:number-columns-spanned="1" table:number-rows-spanned="2">
            <office:annotation draw:style-name="gr3" draw:text-style-name="P2" svg:width="28.99mm" svg:height="16.23mm" svg:x="513.48mm" svg:y="0mm" draw:caption-point-x="-6.1mm" draw:caption-point-y="0.1m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32" office:value-type="string" calcext:value-type="string" table:number-columns-spanned="1" table:number-rows-spanned="2">
            <office:annotation draw:style-name="gr5" draw:text-style-name="P4" svg:width="28.99mm" svg:height="17.99mm" svg:x="530.28mm" svg:y="0mm" draw:caption-point-x="-6.1mm" draw:caption-point-y="0.1m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9"/>
          <table:table-cell table:style-name="ce13" office:value-type="string" calcext:value-type="string">
            <office:annotation draw:style-name="gr2" draw:text-style-name="P2" svg:width="28.99mm" svg:height="20.97mm" svg:x="268.55mm" svg:y="0mm" draw:caption-point-x="-6.1mm" draw:caption-point-y="5.65m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8.99mm" svg:height="25.71mm" svg:x="276.17mm" svg:y="0mm" draw:caption-point-x="-6.1mm" draw:caption-point-y="5.65m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8.99mm" svg:height="30.45mm" svg:x="283.79mm" svg:y="0mm" draw:caption-point-x="-6.1mm" draw:caption-point-y="5.65m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8.99mm" svg:height="39.93mm" svg:x="290.65mm" svg:y="0mm" draw:caption-point-x="-6.1mm" draw:caption-point-y="5.65m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8.99mm" svg:height="25.71mm" svg:x="297.78mm" svg:y="0mm" draw:caption-point-x="-6.1mm" draw:caption-point-y="5.65m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8.99mm" svg:height="20.97mm" svg:x="306.93mm" svg:y="0mm" draw:caption-point-x="-6.1mm" draw:caption-point-y="5.65m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8.99mm" svg:height="20.97mm" svg:x="315.33mm" svg:y="0mm" draw:caption-point-x="-6.1mm" draw:caption-point-y="5.65m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8.99mm" svg:height="16.23mm" svg:x="323.46mm" svg:y="0mm" draw:caption-point-x="-6.1mm" draw:caption-point-y="5.65m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8.99mm" svg:height="30.45mm" svg:x="357.82mm" svg:y="0mm" draw:caption-point-x="-6.1mm" draw:caption-point-y="5.65m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8.99mm" svg:height="20.97mm" svg:x="377.42mm" svg:y="0mm" draw:caption-point-x="-6.1mm" draw:caption-point-y="5.65m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8.99mm" svg:height="16.23mm" svg:x="398.97mm" svg:y="0mm" draw:caption-point-x="-6.1mm" draw:caption-point-y="5.65m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32"/>
          <table:table-cell table:number-columns-repeated="48"/>
        </table:table-row>
        <table:table-row table:style-name="ro2">
          <table:table-cell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Dream reports</text:p>
          </table:table-cell>
          <table:table-cell table:style-name="ce10" office:value-type="string" calcext:value-type="string">
            <text:p><text:span text:style-name="T17">Schweickert2007a, Schweickert2007b, </text:span>Schweickert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Dream reports</text:p>
          </table:table-cell>
          <table:table-cell table:style-name="ce10" office:value-type="string" calcext:value-type="string">
            <text:p>Han2015b, Schweickert2019, Schweickert2020, Schredl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theories, 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, 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8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 ; <text:a xlink:href="https://github.com/mtriclot/Belfort" xlink:type="simple">https://github.com/mtriclot/Belfort</text:a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52 &amp; 170 Dutch novels from the 1960s and 2010s</text:p>
          </table:table-cell>
          <table:table-cell table:style-name="ce10" office:value-type="string" calcext:value-type="string">
            <text:p>Smeets2019, Volker2020, Smeets2021, Smeets2021a, Smeets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4 classic Chinese novels</text:p>
          </table:table-cell>
          <table:table-cell table:style-name="ce10" office:value-type="string" calcext:value-type="string">
            <text:p>Fan2020c, Fan2021, Fan2021c, Fa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ame of Thrones</text:span> seasons 1--3</text:p>
          </table:table-cell>
          <table:table-cell table:style-name="ce10" office:value-type="string" calcext:value-type="string">
            <text:p>Garza2020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ynam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3">
          <table:table-cell table:style-name="ce6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5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oodreads</text:span> summaries of 5 novels</text:p>
          </table:table-cell>
          <table:table-cell table:style-name="ce10" office:value-type="string" calcext:value-type="string">
            <text:p>Shahsavari2020, Shahsavari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99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4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4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Play and movie scripts</text:p>
          </table:table-cell>
          <table:table-cell table:style-name="ce72" office:value-type="string" calcext:value-type="string">
            <text:p>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evol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zvilo/analyzing-narratives-in-social-networks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6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Shishuo Xinyu</text:span> collection of Chinese stories</text:p>
          </table:table-cell>
          <table:table-cell table:style-name="ce72" office:value-type="string" calcext:value-type="string">
            <text:p>Ce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7 ancient Greek plays</text:p>
          </table:table-cell>
          <table:table-cell table:style-name="ce72" office:value-type="string" calcext:value-type="string">
            <text:p>Gauthier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reative fiction corpus</text:p>
          </table:table-cell>
          <table:table-cell table:style-name="ce72" office:value-type="string" calcext:value-type="string">
            <text:p>Hoqu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tonmoycsedu/DramatVis-Personae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7,275 <text:span text:style-name="T4">Project Gutenberg</text:span> novels</text:p>
          </table:table-cell>
          <table:table-cell table:style-name="ce72" office:value-type="string" calcext:value-type="string">
            <text:p>Inou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aracter embedding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naoya-i/charembench 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Táin Bó Cúailnge</text:span> vs. <text:span text:style-name="T4">Táin Bó Fraích</text:span></text:p>
          </table:table-cell>
          <table:table-cell table:style-name="ce72" office:value-type="string" calcext:value-type="string">
            <text:p>Janickyj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pmaccarron/data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lassic and modern novels</text:p>
          </table:table-cell>
          <table:table-cell table:style-name="ce72" office:value-type="string" calcext:value-type="string">
            <text:p>Jayakuma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1 short story and 2 novels in English and Finnish</text:p>
          </table:table-cell>
          <table:table-cell table:style-name="ce72" office:value-type="string" calcext:value-type="string">
            <text:p>Konovalov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Thorgal</text:span> graphic novel</text:p>
          </table:table-cell>
          <table:table-cell table:style-name="ce72" office:value-type="string" calcext:value-type="string">
            <text:p>Labatut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Comics</text:p>
          </table:table-cell>
          <table:table-cell table:style-name="ce130" office:value-type="string" calcext:value-type="string">
            <text:p>https://github.com/CompNet/NaNet ; https://doi.org/10.1142/S0219525922400033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45 movies</text:p>
          </table:table-cell>
          <table:table-cell table:style-name="ce72" office:value-type="string" calcext:value-type="string">
            <text:p>Liu2022a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Life is Strange</text:p>
          </table:table-cell>
          <table:table-cell table:style-name="ce72" office:value-type="string" calcext:value-type="string">
            <text:p>Metraille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traction method</text:p>
          </table:table-cell>
          <table:table-cell office:value-type="string" calcext:value-type="string">
            <text:p>Multimedia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25 romance mangas</text:p>
          </table:table-cell>
          <table:table-cell table:style-name="ce72" office:value-type="string" calcext:value-type="string">
            <text:p>Miyagaw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Melville's <text:span text:style-name="T4">Moby Dick</text:span></text:p>
          </table:table-cell>
          <table:table-cell table:style-name="ce72" office:value-type="string" calcext:value-type="string">
            <text:p>Parulian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htrc/ChaRelEx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Tolkien's <text:span text:style-name="T4">Middle-Earth</text:span> novels</text:p>
          </table:table-cell>
          <table:table-cell table:style-name="ce72" office:value-type="string" calcext:value-type="string">
            <text:p>Perri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238</text:p>
          </table:table-cell>
          <table:table-cell office:value-type="string" calcext:value-type="string">
            <text:p>119--1233</text:p>
          </table:table-cell>
          <table:table-cell office:value-type="string" calcext:value-type="string">
            <text:p>Descriptive analysis, Character classification, Link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&lt;link will be provided upon publication&gt;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<text:span text:style-name="T4">Kyiv Bylyny</text:span> cycle of Slavic epic narratives</text:p>
          </table:table-cell>
          <table:table-cell table:style-name="ce72" office:value-type="string" calcext:value-type="string">
            <text:p>Sarkanyc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orpus of AO3 fanfictions</text:p>
          </table:table-cell>
          <table:table-cell table:style-name="ce72" office:value-type="string" calcext:value-type="string">
            <text:p>Schmidt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8014</text:p>
          </table:table-cell>
          <table:table-cell office:value-type="string" calcext:value-type="string">
            <text:p>2743150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auchblatt/CrossoverFanFictions</text:p>
          </table:table-cell>
          <table:table-cell table:number-columns-repeated="48"/>
        </table:table-row>
        <table:table-row table:style-name="ro2">
          <table:table-cell table:style-name="ce56" office:value-type="string" calcext:value-type="string">
            <text:p>Corpus of fanfiction.net storie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213])" office:value-type="float" office:value="211" calcext:value-type="float">
            <text:p>211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C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6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71m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7:52:32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incent Labatut</meta:initial-creator>
    <meta:editing-cycles>228</meta:editing-cycles>
    <meta:creation-date>2018-04-15T08:46:16</meta:creation-date>
    <dc:date>2022-11-28T18:09:53.701000000</dc:date>
    <dc:language>en-US</dc:language>
    <meta:editing-duration>P8DT19H33M57S</meta:editing-duration>
    <meta:generator>LibreOffice/6.3.3.2$Windows_X86_64 LibreOffice_project/a64200df03143b798afd1ec74a12ab50359878ed</meta:generator>
    <meta:document-statistic meta:table-count="1" meta:cell-count="35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